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fo:font-weight="normal" style:font-weight-asian="normal" style:font-weight-complex="normal"/>
    </style:style>
    <style:style style:name="T1" style:family="text">
      <style:text-properties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When I was 5 years old my father would read to me before <text:s/>I went to bed. We would sit by the fire, his warm voice filling the space in the cold air. Sometimes the books he read have beautiful illustrations of mountains, cloud, trees, birds and anything you can imagine. My favorite book out of all the books he read to me was the Knight Princess. As the title obviously shows it was a princess who wanted to be a Knight. However, at that time, girls were not aloud to be Knights, especially Princesses. Violet thought that it was mightily unjust for boys to forbid her from jousting. Then, on the day of the great jousting tournament at the King's palace she disguised herself as a boy and entered the jousting tournament. She won the tournament, <text:s/>along with her freedom. I wanted to be like that Princess, to be bold and brave and to show boys that they are just as good as girls or maybe even that girls were better than boys.</text:p>
      <text:p text:style-name="Standard"/>
      <text:p text:style-name="Standard"><text:tab/>Most of the other books he read to me were about animals in forests and evil queens. That night however, he claimed that he could not read the Knight Princess to me for the 50th time and said that he had returned it to the library, either that or he had just gotten sick of reading that story to me over and over. Whatever, the reason was he seemed to be happy about reading a different book and read it with great enthusiasm. In this book the characters were throwing a great big bonfire where they threw a lot of books and other stuff into the fire. The people who were burning the books called themselves Nazis. I asked my Dad why the people were burning books (from all my experience with books I rather liked books).</text:p>
      <text:p text:style-name="Standard"/>
      <text:p text:style-name="Standard"><text:tab/>“Sometimes people do bad things, that they regret later on,” he said, “The Nazis were bad people and they payed for it.”</text:p>
      <text:p text:style-name="Standard"/>
      <text:p text:style-name="P1"><text:tab/><text:span text:style-name="T1">I still didn't get it.</text:span></text:p>
      <text:p text:style-name="P1"><text:span text:style-name="T1"/></text:p>
      <text:p text:style-name="P3"><text:tab/>So then my dad went on and on about the justice system and Nazis. I would have found it quite interesting had I understood a word he was saying. He talked about how the Nazis hated anybody who didn't have blond hair and blue eyes.</text:p>
      <text:p text:style-name="P1"><text:span text:style-name="T1"/></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oft-page-break/><text:span text:style-name="T1"/></text:p>
      <text:p text:style-name="P1"><text:span text:style-name="T1"/></text:p>
      <text:p text:style-name="P1"><text:span text:style-name="T1"/></text:p>
      <text:p text:style-name="P2"><text:span text:style-name="T1"/></text:p>
      <text:p text:style-name="Standard"/>
      <text:p text:style-name="Standard"/>
      <text:p text:style-name="Standard"><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1-23T19:40:05</meta:creation-date>
    <dc:date>2013-12-08T14:42:06</dc:date>
    <meta:editing-duration>P14DT18H45M41S</meta:editing-duration>
    <meta:editing-cycles>3</meta:editing-cycles>
    <meta:generator>OpenOffice.org/3.4.1$Unix OpenOffice.org_project/341m1$Build-9593</meta:generator>
    <meta:document-statistic meta:table-count="0" meta:image-count="0" meta:object-count="0" meta:page-count="2" meta:paragraph-count="6" meta:word-count="383" meta:character-count="2027"/>
  </office:meta>
</office:document-meta>
</file>